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аморізи, кутники та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 table:number-rows-repeated="8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5])" office:value-type="currency" office:currency="UAH" office:value="251920.65" calcext:value-type="currency">
            <text:p>251 921 грн.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10:38:31.779267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0-11-19T10:46:55.291642716</dc:date>
    <dc:creator>Віталій </dc:creator>
    <meta:editing-duration>PT21M5S</meta:editing-duration>
    <meta:editing-cycles>5</meta:editing-cycles>
    <meta:document-statistic meta:table-count="1" meta:cell-count="64" meta:object-count="0"/>
  </office:meta>
</office:document-meta>
</file>